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148" calcext:value-type="float">
            <text:p>68.9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5824" calcext:value-type="float">
            <text:p>68.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8184" calcext:value-type="float">
            <text:p>68.5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7912" calcext:value-type="float">
            <text:p>68.6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5448" calcext:value-type="float">
            <text:p>68.7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4408" calcext:value-type="float">
            <text:p>68.0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284" calcext:value-type="float">
            <text:p>68.4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472" calcext:value-type="float">
            <text:p>68.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5432" calcext:value-type="float">
            <text:p>67.8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3008" calcext:value-type="float">
            <text:p>68.2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3992" calcext:value-type="float">
            <text:p>67.7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3696" calcext:value-type="float">
            <text:p>68.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1568" calcext:value-type="float">
            <text:p>68.1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2632" calcext:value-type="float">
            <text:p>68.3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7432" calcext:value-type="float">
            <text:p>68.6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476" calcext:value-type="float">
            <text:p>68.5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6848" calcext:value-type="float">
            <text:p>68.5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8728" calcext:value-type="float">
            <text:p>68.3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9232" calcext:value-type="float">
            <text:p>67.7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0752" calcext:value-type="float">
            <text:p>68.5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7016" calcext:value-type="float">
            <text:p>68.3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0712" calcext:value-type="float">
            <text:p>68.1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2464" calcext:value-type="float">
            <text:p>68.4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7288" calcext:value-type="float">
            <text:p>68.2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1088" calcext:value-type="float">
            <text:p>68.1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9168" calcext:value-type="float">
            <text:p>68.0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6496" calcext:value-type="float">
            <text:p>67.9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0776" calcext:value-type="float">
            <text:p>67.9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044" calcext:value-type="float">
            <text:p>68.2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74616" calcext:value-type="float">
            <text:p>68.1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200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136" calcext:value-type="float">
            <text:p>68.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564" calcext:value-type="float">
            <text:p>67.9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996" calcext:value-type="float">
            <text:p>68.2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708" calcext:value-type="float">
            <text:p>68.0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468" calcext:value-type="float">
            <text:p>67.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6144" calcext:value-type="float">
            <text:p>67.4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028" calcext:value-type="float">
            <text:p>67.0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408" calcext:value-type="float">
            <text:p>66.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844" calcext:value-type="float">
            <text:p>67.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72</text:p>
          </table:table-cell>
          <table:table-cell office:value-type="string" calcext:value-type="string">
            <text:p>MBMG-127172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1296" calcext:value-type="float">
            <text:p>68.2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" meta:object-count="0"/>
    <meta:user-defined meta:name="AppVersion">3.0</meta:user-defined>
  </office:meta>
</office:document-meta>
</file>